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cd966" officeooo:paragraph-rsid="001cd966" style:font-weight-asian="bold" style:font-weight-complex="bold"/>
    </style:style>
    <style:style style:name="T1" style:family="text">
      <style:text-properties fo:font-weight="bold" style:font-weight-asian="bold" style:font-weight-complex="bold"/>
    </style:style>
    <style:style style:name="T2" style:family="text">
      <style:text-properties fo:font-weight="bold" officeooo:rsid="001b7758"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près avoir scanné les recettes, suivre la recette suivante !</text:p>
      <text:p text:style-name="Standard"/>
      <text:p text:style-name="P1">1. CONVERSION EN TXT</text:p>
      <text:p text:style-name="Standard"><text:span text:style-name="T1">1A. Placez les images dans "recettes_images"</text:span>. Si besoin, conversion PDF en images avec "conversionPDFimages.py" </text:p>
      <text:p text:style-name="Standard"><text:span text:style-name="T1">1B. Lancez le script de conversion</text:span> "ocr_recettes_images.py"</text:p>
      <text:p text:style-name="Standard"><text:span text:style-name="T1">1C. 📁 Vérifiez les résultats</text:span> dans recettes_txt/</text:p>
      <text:p text:style-name="Standard"/>
      <text:p text:style-name="P1">2. TRAITEMENT DU TEXTE TXT BRUT</text:p>
      <text:p text:style-name="Standard"><text:span text:style-name="T1">2A.</text:span> 📝 Aller dans <text:span text:style-name="T1">AnythingLLM</text:span></text:p>
      <text:p text:style-name="Standard"><text:span text:style-name="T2">2</text:span><text:span text:style-name="T1">B. Importer les recettes dans Recettes</text:span>, puis donner l'instruction suivante :</text:p>
      <text:p text:style-name="Standard">"Tu es un extracteur d'informations de recettes. Ta mission est d'analyser les XX fichiers .txt que j'ai épinglés ("pinned") et d'en extraire les informations dans un format JSON standardisé, suivant les instructions du prompt général."</text:p>
      <text:p text:style-name="Standard"><text:span text:style-name="T1">2C. Copier-coller</text:span> les sorties dans "toutes_mes_recettes.txt"</text:p>
      <text:p text:style-name="Standard"><text:span text:style-name="T1">2</text:span><text:span text:style-name="T2">D.</text:span><text:span text:style-name="T1"> Corriger manuellement les guilllemets </text:span>courbes en "", soit ” par " et “ par ". </text:p>
      <text:p text:style-name="Standard"/>
      <text:p text:style-name="P1">3. CONVERSION EN JSON</text:p>
      <text:p text:style-name="Standard"><text:span text:style-name="T1">3A. Exécuter "final_json_extractor.py"</text:span>, le message suivant s'affiche : 🎉 Extraction terminée!</text:p>
      <text:p text:style-name="Standard">✅ XX recettes converties avec succès</text:p>
      <text:p text:style-name="Standard">📁 Fichiers créés dans: recettes_json/</text:p>
      <text:p text:style-name="Standard"/>
      <text:p text:style-name="P1">4. IMPORTATION DANS LA BASE DE DONNÉES</text:p>
      <text:p text:style-name="P1">4A. Exécuter "safe_importer.py"</text:p>
      <text:p text:style-name="Standard">Le message suivant s'affiche :</text:p>
      <text:p text:style-name="Standard">🎉 11 recettes importées avec types corrects!</text:p>
      <text:p text:style-name="Standard"><text:span text:style-name="T1">4B. Vérifier l'import avec DBBrowser</text:span> (modifier origine, vérifier un peu tous les champs, en particulier les numériques) <text:s/></text:p>
      <text:p text:style-name="Standard"><text:span text:style-name="T1">4C. Admirer le résultat final dans Flask</text:span> :</text:p>
      <text:p text:style-name="Standard">cmd</text:p>
      <text:p text:style-name="Standard">cd "C:\Users\Laura\Desktop\delfmeals"</text:p>
      <text:p text:style-name="Standard">python run_flask.py</text:p>
      <text:p text:style-name="Standard">http://127.0.0.1:5000/</text:p>
      <text:p text:style-name="Standard"/>
      <text:p text:style-name="P2">Après chaque import réussi, faire un backup sous</text:p>
      <text:p text:style-name="P2">C:\Users\Laura\Desktop\delfmeals\data\backup</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5-16T10:24:50.227000000</meta:creation-date>
    <dc:date>2025-05-16T11:26:55.594000000</dc:date>
    <meta:editing-duration>PT4M42S</meta:editing-duration>
    <meta:editing-cycles>2</meta:editing-cycles>
    <meta:generator>LibreOffice/24.8.6.2$Windows_X86_64 LibreOffice_project/6d98ba145e9a8a39fc57bcc76981d1fb1316c60c</meta:generator>
    <meta:document-statistic meta:table-count="0" meta:image-count="0" meta:object-count="0" meta:page-count="1" meta:paragraph-count="27" meta:word-count="209" meta:character-count="1479" meta:non-whitespace-character-count="1293"/>
  </office:meta>
</office:document-meta>
</file>